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8c6c06" officeooo:paragraph-rsid="0000fbe5"/>
    </style:style>
    <style:style style:name="P2" style:family="paragraph" style:parent-style-name="Text_20_body">
      <style:paragraph-properties fo:text-align="justify" style:justify-single-word="false"/>
      <style:text-properties officeooo:rsid="007b573f" officeooo:paragraph-rsid="0000fbe5"/>
    </style:style>
    <style:style style:name="P3" style:family="paragraph" style:parent-style-name="Text_20_body">
      <style:paragraph-properties fo:text-align="justify" style:justify-single-word="false"/>
      <style:text-properties officeooo:rsid="007cd6a7" officeooo:paragraph-rsid="0000fbe5"/>
    </style:style>
    <style:style style:name="P4" style:family="paragraph" style:parent-style-name="Text_20_body">
      <style:paragraph-properties fo:text-align="justify" style:justify-single-word="false"/>
      <style:text-properties officeooo:rsid="007ce989" officeooo:paragraph-rsid="0000fbe5"/>
    </style:style>
    <style:style style:name="P5" style:family="paragraph" style:parent-style-name="Text_20_body">
      <style:paragraph-properties fo:text-align="justify" style:justify-single-word="false"/>
      <style:text-properties officeooo:rsid="007d6b61" officeooo:paragraph-rsid="0000fbe5"/>
    </style:style>
    <style:style style:name="P6" style:family="paragraph" style:parent-style-name="Text_20_body">
      <style:paragraph-properties fo:text-align="justify" style:justify-single-word="false"/>
      <style:text-properties officeooo:rsid="007f8ff8" officeooo:paragraph-rsid="0000fbe5"/>
    </style:style>
    <style:style style:name="P7" style:family="paragraph" style:parent-style-name="Text_20_body">
      <style:paragraph-properties fo:text-align="justify" style:justify-single-word="false"/>
      <style:text-properties officeooo:rsid="00819111" officeooo:paragraph-rsid="0000fbe5"/>
    </style:style>
    <style:style style:name="P8" style:family="paragraph" style:parent-style-name="Text_20_body">
      <style:paragraph-properties fo:text-align="justify" style:justify-single-word="false"/>
      <style:text-properties officeooo:rsid="00835981" officeooo:paragraph-rsid="0000fbe5"/>
    </style:style>
    <style:style style:name="P9" style:family="paragraph" style:parent-style-name="Text_20_body">
      <style:paragraph-properties fo:text-align="justify" style:justify-single-word="false"/>
      <style:text-properties officeooo:rsid="00869bfa" officeooo:paragraph-rsid="0000fbe5"/>
    </style:style>
    <style:style style:name="P10" style:family="paragraph" style:parent-style-name="Text_20_body">
      <style:paragraph-properties fo:text-align="justify" style:justify-single-word="false"/>
      <style:text-properties officeooo:rsid="0089a875" officeooo:paragraph-rsid="0000fbe5"/>
    </style:style>
    <style:style style:name="P11" style:family="paragraph" style:parent-style-name="Text_20_body">
      <style:paragraph-properties fo:text-align="justify" style:justify-single-word="false"/>
      <style:text-properties officeooo:rsid="0089f3df" officeooo:paragraph-rsid="0000fbe5"/>
    </style:style>
    <style:style style:name="P12" style:family="paragraph" style:parent-style-name="Text_20_body">
      <style:paragraph-properties fo:text-align="justify" style:justify-single-word="false"/>
      <style:text-properties officeooo:rsid="0078547e" officeooo:paragraph-rsid="0000fbe5"/>
    </style:style>
    <style:style style:name="P13" style:family="paragraph" style:parent-style-name="Text_20_body">
      <style:paragraph-properties fo:text-align="justify" style:justify-single-word="false"/>
      <style:text-properties officeooo:rsid="00795a4c" officeooo:paragraph-rsid="0000fbe5"/>
    </style:style>
    <style:style style:name="T1" style:family="text">
      <style:text-properties officeooo:rsid="007f0728"/>
    </style:style>
    <style:style style:name="T2" style:family="text">
      <style:text-properties officeooo:rsid="007fceab"/>
    </style:style>
    <style:style style:name="T3" style:family="text">
      <style:text-properties style:text-position="super 58%"/>
    </style:style>
    <style:style style:name="T4" style:family="text">
      <style:text-properties officeooo:rsid="00882edd"/>
    </style:style>
    <style:style style:name="T5" style:family="text">
      <style:text-properties officeooo:rsid="008b8f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6/10/2018</text:p>
      <text:p text:style-name="Title">Listes, boucles et exercice. </text:p>
      <text:p text:style-name="P13"/>
      <text:h text:style-name="Heading_20_1" text:outline-level="1">La boucle « for ». </text:h>
      <text:p text:style-name="P2">Voir les mises à jours sur les exercices et les slides de cours. </text:p>
      <text:p text:style-name="P3">La liste est un type dans python, comme des nombres entiers, donc on peut faire des listes de liste (qui peuvent prendre la forme d’un tableau).</text:p>
      <text:p text:style-name="P4">print(len(liste)) : l’instruction « (len » donne le nombre d’élément présent dans une liste. </text:p>
      <text:p text:style-name="P5"/>
      <text:p text:style-name="P5">Exercice 4.</text:p>
      <text:p text:style-name="P5">O<text:span text:style-name="T1">n</text:span> part de l’index du dernier élément de la liste, la taille de la liste est 10 -1 car on a bien 10 éléments dans la liste mais nommé 0 à n rang donc on arrive pour la dernière valeur de la liste au rang 9. </text:p>
      <text:p text:style-name="P6"><text:span text:style-name="T2">P</text:span>our chaque nombre on calcul l’index de l’élément qu’on veut ajouter, 9-0 = 9 et on ajoute cette valeur à la nouvelle liste : liste_inverse. </text:p>
      <text:p text:style-name="P6">Pour le 2<text:span text:style-name="T3">e</text:span> tour de boucle : 9-1 = 8 et on ajoute 8 dans la liste. </text:p>
      <text:p text:style-name="P7">Si on utilise .pop(), on vide la liste tout en la parcourant ce qui peut provoquer des bugs et donc le .pop() ne fonctionne pas sur toute la liste. </text:p>
      <text:p text:style-name="P8">Range(1, 1000) : fonction qui créé une liste de 1 à 1000. </text:p>
      <text:p text:style-name="P8"/>
      <text:p text:style-name="P9">Exercice 5 : permutation de la liste. </text:p>
      <text:p text:style-name="P9">Pour une liste pas trop longue, on fait 2 séries d’instructions. <text:span text:style-name="T4">On parcourt toujours une liste de gauche à droite (dans le sens de lecture courant). </text:span></text:p>
      <text:p text:style-name="P10">Les index sont justes des numéros de case dans la liste, peu importe le contenu de la liste. </text:p>
      <text:p text:style-name="P11"><text:span text:style-name="T5">&lt;!--</text:span>Tester pour faire l’inversion de la liste en divisant par 6 et reprenant les valeurs à l’envers.-→</text:p>
      <text:p text:style-name="P1">Exercice 6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09:36.460202160</meta:creation-date>
    <dc:date>2018-10-18T09:42:54.616815939</dc:date>
    <meta:editing-duration>PT1M32S</meta:editing-duration>
    <meta:editing-cycles>2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17" meta:word-count="265" meta:character-count="1386" meta:non-whitespace-character-count="1126"/>
  </office:meta>
</office:document-meta>
</file>